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r/min</text:p>
          </table:table-cell>
          <table:table-cell table:style-name="ce1" office:value-type="string" calcext:value-type="string">
            <text:p>F(hz)</text:p>
          </table:table-cell>
          <table:table-cell table:style-name="ce1" office:value-type="string" calcext:value-type="string">
            <text:p>Val Efficace</text:p>
          </table:table-cell>
          <table:table-cell table:style-name="Default" office:value-type="string" calcext:value-type="string">
            <text:p>déphasage (ms)</text:p>
          </table:table-cell>
          <table:table-cell office:value-type="string" calcext:value-type="string">
            <text:p>Gain (en Db)</text:p>
          </table:table-cell>
        </table:table-row>
        <table:table-row table:style-name="ro1">
          <table:table-cell table:style-name="ce1" table:number-columns-repeated="3"/>
          <table:table-cell table:style-name="Default"/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6.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,3</text:p>
          </table:table-cell>
          <table:table-cell table:formula="of:=20*LOG([.C3]/[.$A$17])" office:value-type="float" office:value="-4.43697499232713" calcext:value-type="float">
            <text:p>-4,43697499232713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,8</text:p>
          </table:table-cell>
          <table:table-cell office:value-type="float" office:value="8.9" calcext:value-type="float">
            <text:p>8,9</text:p>
          </table:table-cell>
          <table:table-cell table:formula="of:=20*LOG([.C4]/[.$A$17])" office:value-type="float" office:value="-5.03623945987599" calcext:value-type="float">
            <text:p>-5,03623945987599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7.8" calcext:value-type="float">
            <text:p>7,8</text:p>
          </table:table-cell>
          <table:table-cell table:formula="of:=20*LOG([.C5]/[.$A$17])" office:value-type="float" office:value="-5.67993312730402" calcext:value-type="float">
            <text:p>-5,67993312730402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office:value-type="float" office:value="7.05" calcext:value-type="float">
            <text:p>7,05</text:p>
          </table:table-cell>
          <table:table-cell table:formula="of:=20*LOG([.C6]/[.$A$17])" office:value-type="float" office:value="-6.74484336636852" calcext:value-type="float">
            <text:p>-6,7448433663685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3.33" calcext:value-type="float">
            <text:p>33,33</text:p>
          </table:table-cell>
          <table:table-cell office:value-type="float" office:value="2.2" calcext:value-type="float">
            <text:p>2,2</text:p>
          </table:table-cell>
          <table:table-cell office:value-type="float" office:value="6.6" calcext:value-type="float">
            <text:p>6,6</text:p>
          </table:table-cell>
          <table:table-cell table:formula="of:=20*LOG([.C7]/[.$A$17])" office:value-type="float" office:value="-7.13094647027625" calcext:value-type="float">
            <text:p>-7,13094647027625</text:p>
          </table:table-cell>
        </table:table-row>
        <table:table-row table:style-name="ro2"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 office:value-type="float" office:value="5" calcext:value-type="float">
            <text:p>5</text:p>
          </table:table-cell>
          <table:table-cell table:formula="of:=20*LOG([.C8]/[.$A$17])" office:value-type="float" office:value="-9.89700043360188" calcext:value-type="float">
            <text:p>-9,89700043360188</text:p>
          </table:table-cell>
        </table:table-row>
        <table:table-row table:style-name="ro2"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1.35" calcext:value-type="float">
            <text:p>1,35</text:p>
          </table:table-cell>
          <table:table-cell office:value-type="float" office:value="4.5" calcext:value-type="float">
            <text:p>4,5</text:p>
          </table:table-cell>
          <table:table-cell table:formula="of:=20*LOG([.C9]/[.$A$17])" office:value-type="float" office:value="-11.3727247168203" calcext:value-type="float">
            <text:p>-11,3727247168203</text:p>
          </table:table-cell>
        </table:table-row>
        <table:table-row table:style-name="ro2"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.06" calcext:value-type="float">
            <text:p>1,06</text:p>
          </table:table-cell>
          <table:table-cell office:value-type="float" office:value="3.9" calcext:value-type="float">
            <text:p>3,9</text:p>
          </table:table-cell>
          <table:table-cell table:formula="of:=20*LOG([.C10]/[.$A$17])" office:value-type="float" office:value="-13.473282781425" calcext:value-type="float">
            <text:p>-13,473282781425</text:p>
          </table:table-cell>
        </table:table-row>
        <table:table-row table:style-name="ro2"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table:formula="of:=20*LOG([.C11]/[.$A$17])" office:value-type="float" office:value="-15.289431061849" calcext:value-type="float">
            <text:p>-15,289431061849</text:p>
          </table:table-cell>
        </table:table-row>
        <table:table-row table:style-name="ro2"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0.76" calcext:value-type="float">
            <text:p>0,76</text:p>
          </table:table-cell>
          <table:table-cell office:value-type="float" office:value="3.2" calcext:value-type="float">
            <text:p>3,2</text:p>
          </table:table-cell>
          <table:table-cell table:formula="of:=20*LOG([.C12]/[.$A$17])" office:value-type="float" office:value="-16.3631282411045" calcext:value-type="float">
            <text:p>-16,3631282411045</text:p>
          </table:table-cell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10T10:10:36.741107068</meta:creation-date>
    <dc:date>2020-12-10T10:47:56.440648757</dc:date>
    <meta:editing-duration>PT8M54S</meta:editing-duration>
    <meta:editing-cycles>1</meta:editing-cycles>
    <meta:generator>LibreOffice/6.3.5.2$Linux_X86_64 LibreOffice_project/30$Build-2</meta:generator>
    <meta:document-statistic meta:table-count="1" meta:cell-count="57" meta:object-count="0"/>
  </office:meta>
</office:document-meta>
</file>